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officeooo:rsid="000711d7" officeooo:paragraph-rsid="000711d7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fo:font-weight="normal" officeooo:rsid="000711d7" officeooo:paragraph-rsid="000711d7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fo:font-size="22pt" officeooo:rsid="000537ad" officeooo:paragraph-rsid="000537ad" style:font-size-asian="19.25pt" style:font-size-complex="22pt"/>
    </style:style>
    <style:style style:name="P4" style:family="paragraph" style:parent-style-name="Preformatted_20_Text">
      <style:text-properties fo:font-size="12pt" officeooo:rsid="000537ad" officeooo:paragraph-rsid="000537ad" style:font-size-asian="10.5pt" style:font-size-complex="12pt"/>
    </style:style>
    <style:style style:name="P5" style:family="paragraph" style:parent-style-name="Preformatted_20_Text">
      <style:text-properties fo:font-size="12pt" officeooo:rsid="000711d7" officeooo:paragraph-rsid="000711d7" style:font-size-asian="10.5pt" style:font-size-complex="12pt"/>
    </style:style>
    <style:style style:name="P6" style:family="paragraph" style:parent-style-name="Preformatted_20_Text">
      <style:text-properties fo:font-size="12pt" fo:font-weight="bold" officeooo:rsid="000711d7" officeooo:paragraph-rsid="000711d7" style:font-size-asian="10.5pt" style:font-weight-asian="bold" style:font-size-complex="12pt" style:font-weight-complex="bold"/>
    </style:style>
    <style:style style:name="P7" style:family="paragraph" style:parent-style-name="Preformatted_20_Text">
      <style:text-properties fo:font-size="12pt" fo:font-weight="bold" officeooo:rsid="0009fff3" officeooo:paragraph-rsid="0009fff3" style:font-size-asian="10.5pt" style:font-weight-asian="bold" style:font-size-complex="12pt" style:font-weight-complex="bold"/>
    </style:style>
    <style:style style:name="P8" style:family="paragraph" style:parent-style-name="Preformatted_20_Text">
      <style:text-properties fo:font-size="12pt" fo:font-weight="bold" officeooo:rsid="000bcfef" officeooo:paragraph-rsid="000bcfef" style:font-size-asian="10.5pt" style:font-weight-asian="bold" style:font-size-complex="12pt" style:font-weight-complex="bold"/>
    </style:style>
    <style:style style:name="P9" style:family="paragraph" style:parent-style-name="Preformatted_20_Text">
      <style:text-properties fo:font-size="12pt" fo:font-weight="normal" officeooo:rsid="0009fff3" officeooo:paragraph-rsid="0009fff3" style:font-size-asian="10.5pt" style:font-weight-asian="normal" style:font-size-complex="12pt" style:font-weight-complex="normal"/>
    </style:style>
    <style:style style:name="P10" style:family="paragraph" style:parent-style-name="Preformatted_20_Text">
      <style:text-properties fo:font-size="12pt" fo:font-weight="normal" officeooo:rsid="000bcfef" officeooo:paragraph-rsid="000bcfef" style:font-size-asian="10.5pt" style:font-weight-asian="normal" style:font-size-complex="12pt" style:font-weight-complex="normal"/>
    </style:style>
    <style:style style:name="P11" style:family="paragraph" style:parent-style-name="Preformatted_20_Text">
      <style:text-properties fo:font-size="12pt" fo:font-weight="normal" officeooo:rsid="000d83ba" officeooo:paragraph-rsid="000d83ba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fo:font-size="12pt" fo:font-style="normal" fo:font-weight="bold" officeooo:rsid="000d83ba" officeooo:paragraph-rsid="000d83ba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b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Aerial Robotics Kharagpur</text:p>
      <text:p text:style-name="P3"><text:tab/><text:tab/><text:tab/><text:tab/>Task 1-Arka Mitra</text:p>
      <text:p text:style-name="P3"><text:tab/><text:tab/><text:tab/><text:tab/></text:p>
      <text:p text:style-name="P4"/>
      <text:p text:style-name="P4">Abstract: Dynamic Path Planning using RRT. They can be used in many fields mostly for guiding a robots in a dynamic path given the aerial veiw is present.</text:p>
      <text:p text:style-name="P4"/>
      <text:p text:style-name="P6">INTRODUCTION</text:p>
      <text:p text:style-name="P1"/>
      <text:p text:style-name="P2">The problem statement needed path planning in a dynamic environment.</text:p>
      <text:p text:style-name="P5">RRT randomly initializes new nodes and thus it is much faster than other algorithms that exist for path planning. Thus it was used. Since the time was a constraint, RRT* was not used as it takes more time even though it gives a better solution. </text:p>
      <text:p text:style-name="P4"/>
      <text:p text:style-name="P5"><text:span text:style-name="T1">INITIAL APPROACH</text:span></text:p>
      <text:p text:style-name="P4"/>
      <text:p text:style-name="P5">The RRT was made with one frame of the image and nodes that had intersection with obstacles were rejected. <text:span text:style-name="T2">There was a biasing which was included so that it exploited the fact that the final point was known. </text:span></text:p>
      <text:p text:style-name="P5"/>
      <text:p text:style-name="P7">FINAL APPROACH</text:p>
      <text:p text:style-name="P7"/>
      <text:p text:style-name="P9">The initial approach was followed with the addition of video to include the dynamic mapping. </text:p>
      <text:p text:style-name="P9"/>
      <text:p text:style-name="P8">RESULTS</text:p>
      <text:p text:style-name="P8"/>
      <text:p text:style-name="P10">The RRT gave a sufficiently good solution. The code is included in the Git Repository that has been shared.</text:p>
      <text:p text:style-name="P10"/>
      <text:p text:style-name="P8">IMPROVEMENTS</text:p>
      <text:p text:style-name="P10"/>
      <text:p text:style-name="P10">The nodes did not have proper arrangement since they were made randomly. There should be a better algorithm developed to include this.</text:p>
      <text:p text:style-name="P10"/>
      <text:p text:style-name="P12">CONCLUSION</text:p>
      <text:p text:style-name="P4"/>
      <text:p text:style-name="P11">RRT gave good results.</text:p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9:19:26.605250600</dc:date>
    <meta:editing-duration>PT19M5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95" meta:character-count="1156" meta:non-whitespace-character-count="962"/>
  </office:meta>
</office:document-meta>
</file>